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38.89mm"/>
    </style:style>
    <style:style style:name="co5" style:family="table-column">
      <style:table-column-properties fo:break-before="auto" style:column-width="82.29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66.15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54.77mm"/>
    </style:style>
    <style:style style:name="co10" style:family="table-column">
      <style:table-column-properties fo:break-before="auto" style:column-width="45.77mm"/>
    </style:style>
    <style:style style:name="co11" style:family="table-column">
      <style:table-column-properties fo:break-before="auto" style:column-width="66.68mm"/>
    </style:style>
    <style:style style:name="co12" style:family="table-column">
      <style:table-column-properties fo:break-before="auto" style:column-width="18.26mm"/>
    </style:style>
    <style:style style:name="co13" style:family="table-column">
      <style:table-column-properties fo:break-before="auto" style:column-width="19.0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9mm" fo:break-before="auto" style:use-optimal-row-height="true"/>
    </style:style>
    <style:style style:name="ro11" style:family="table-row">
      <style:table-row-properties style:row-height="7.41mm" fo:break-before="auto" style:use-optimal-row-height="false"/>
    </style:style>
    <style:style style:name="ro12" style:family="table-row">
      <style:table-row-properties style:row-height="19.58mm" fo:break-before="auto" style:use-optimal-row-height="false"/>
    </style:style>
    <style:style style:name="ro13" style:family="table-row">
      <style:table-row-properties style:row-height="50.01mm" fo:break-before="auto" style:use-optimal-row-height="false"/>
    </style:style>
    <style:style style:name="ro14" style:family="table-row">
      <style:table-row-properties style:row-height="38.63mm" fo:break-before="auto" style:use-optimal-row-height="false"/>
    </style:style>
    <style:style style:name="ro15" style:family="table-row">
      <style:table-row-properties style:row-height="36.0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fff00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-asian="Calibri" style:font-style-complex="italic" style:font-style-asian="italic" style:font-weight-complex="bold" style:font-weight-asian="bold" style:font-size-complex="10pt" style:font-size-asian="10pt" style:font-name-complex="Calibri" fo:color="#404040" fo:text-shadow="none" style:text-outline="false" fo:font-style="italic" style:text-line-through-type="none" style:text-underline-style="none" style:text-underline-color="font-color" fo:font-weight="bold" fo:font-size="10pt" style:font-name="Calibri"/>
    </style:style>
    <style:style style:name="T2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3" style:family="text">
      <style:text-properties style:font-name-asian="Calibri" style:font-style-complex="italic" style:font-style-asian="italic" style:font-weight-complex="bold" style:font-weight-asian="bold" style:font-size-complex="10pt" style:font-size-asian="10pt" style:font-name-complex="Calibri" fo:color="#595959" fo:text-shadow="none" style:text-outline="false" fo:font-style="italic" style:text-line-through-type="none" style:text-underline-style="none" style:text-underline-color="font-color" fo:font-weight="bold" fo:font-size="10pt" style:font-name="Calibri"/>
    </style:style>
    <style:style style:name="T4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5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alibri" style:font-name-asian="Calibri" fo:color="#000000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Calibri"/>
    </style:style>
  </office:automatic-styles>
  <office:body>
    <office:spreadsheet>
      <table:calculation-settings table:case-sensitive="false" table:search-criteria-must-apply-to-whole-cell="false"/>
      <table:table table:name="CT__Exemplo_-_Efetuar_log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6"/>
        <table:table-column table:style-name="co5" table:default-cell-style-name="ce1"/>
        <table:table-column table:style-name="co6" table:number-columns-repeated="4" table:default-cell-style-name="ce56"/>
        <table:table-column table:style-name="co7" table:default-cell-style-name="ce1"/>
        <table:table-column table:style-name="co8" table:number-columns-repeated="1014" table:default-cell-style-name="ce5"/>
        <table:table-row table:style-name="ro1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 Exemplo</text:p>
          </table:table-cell>
          <table:table-cell table:style-name="ce23" table:number-columns-repeated="3"/>
          <table:table-cell table:style-name="ce24"/>
          <table:table-cell table:style-name="ce28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Efetuar login</text:p>
          </table:table-cell>
          <table:covered-table-cell table:number-columns-repeated="4"/>
          <table:table-cell table:style-name="ce29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01] Efetuar login; [RNF005] Segurança de acesso ao sistema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Validação do acesso do usuário ao sistema e impedir: campos em branco, senha inválida, case sensitive, número de tentativas de acesso, número mínimo de caracteres para a senha e registro de logs de acesso.</text:p>
          </table:table-cell>
          <table:covered-table-cell table:number-columns-repeated="4"/>
          <table:table-cell table:style-name="ce30"/>
          <table:table-cell table:style-name="ce7"/>
          <table:table-cell table:style-name="ce3"/>
          <table:table-cell table:style-name="ce6" table:number-columns-repeated="2"/>
          <table:table-cell table:style-name="ce7" table:number-columns-repeated="1012"/>
        </table:table-row>
        <table:table-row table:style-name="ro3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A usuário já deve estar cadastrado e possuir um login e senha válido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8"/>
          <table:table-cell table:number-columns-repeated="1020"/>
        </table:table-row>
        <table:table-row table:style-name="ro6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1" table:number-columns-repeated="1014"/>
        </table:table-row>
        <table:table-row table:style-name="ro7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2">por que testar)</text:span></text:p>
          </table:table-cell>
          <table:table-cell table:style-name="ce27" office:value-type="string" calcext:value-type="string">
            <text:p>Ação </text:p>
            <text:p><text:span text:style-name="T2">(passos a reproduzir)</text:span></text:p>
          </table:table-cell>
          <table:table-cell table:style-name="ce27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2">(marcar com X)</text:span></text:p>
          </table:table-cell>
          <table:table-cell table:style-name="ce36" office:value-type="string" calcext:value-type="string">
            <text:p>Falhou ? <text:span text:style-name="T2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style-name="ce1" table:number-columns-repeated="1014"/>
        </table:table-row>
        <table:table-row table:style-name="ro8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digitar dados em branco nos campos login e senha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Dados em branco</text:p>
          </table:table-cell>
          <table:table-cell table:style-name="ce12" office:value-type="string" calcext:value-type="string">
            <text:p>Verificar se os campos obrigatórios foram preenchidos  e mostrar mensagens ao usuário:</text:p>
            <text:p>"Obrigatório informar o login"</text:p>
            <text:p>"Obrigatório informar a senha"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9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Senha deve ter 6 ou mais caracteres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Senha com menos de 6 dígitos</text:p>
          </table:table-cell>
          <table:table-cell table:style-name="ce12" office:value-type="string" calcext:value-type="string">
            <text:p>Validar se o campo senha possue no mínimo  6 caracteres e mostrar mensagem ao usuário:</text:p>
            <text:p>"A senha deve ter no mínimo 6 caracteres"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Campo senha deve aparecer asteriscos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Qualquer senha</text:p>
          </table:table-cell>
          <table:table-cell table:style-name="ce12" office:value-type="string" calcext:value-type="string">
            <text:p>Ao usuário digitar o campo senha devem ser visualizados asteriscos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Campos login e senha devem ser case sensetive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Usuario: Admin</text:p>
            <text:p>Senha:123456*AA</text:p>
          </table:table-cell>
          <table:table-cell table:style-name="ce12" office:value-type="string" calcext:value-type="string">
            <text:p>O sistema deve diferenciar letras maiúsculas de minúsculas (case sensitive)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7">
          <table:table-cell table:style-name="ce9" office:value-type="float" office:value="5" calcext:value-type="float">
            <text:p>5</text:p>
          </table:table-cell>
          <table:table-cell table:style-name="ce20" office:value-type="string" calcext:value-type="string">
            <text:p>Testar login e senha inválidos</text:p>
          </table:table-cell>
          <table:table-cell table:style-name="ce10" office:value-type="string" calcext:value-type="string">
            <text:p>Informar login e senha inválidos</text:p>
          </table:table-cell>
          <table:table-cell table:style-name="ce11" office:value-type="string" calcext:value-type="string">
            <text:p>Login e senha inválidos</text:p>
          </table:table-cell>
          <table:table-cell table:style-name="ce12" office:value-type="string" calcext:value-type="string">
            <text:p>Se o login ou senha for inválido mostrar mensagem ao usuário:</text:p>
            <text:p>"Login ou senha inválido"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>
            <text:p>Bloquear acesso ao sistema após 3 tentativas</text:p>
          </table:table-cell>
          <table:table-cell table:style-name="ce10" office:value-type="string" calcext:value-type="string">
            <text:p>Informar login e senha inválidos por 4 vezes consecutivas</text:p>
          </table:table-cell>
          <table:table-cell table:style-name="ce11"/>
          <table:table-cell table:style-name="ce12" office:value-type="string" calcext:value-type="string">
            <text:p>Regra de bloqueio: após a terceira tentativa bloquear acesso daquele login ao sistema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7">
          <table:table-cell table:style-name="ce9" office:value-type="float" office:value="7" calcext:value-type="float">
            <text:p>7</text:p>
          </table:table-cell>
          <table:table-cell table:style-name="ce20" office:value-type="string" calcext:value-type="string">
            <text:p>Testar login e senha válidos e redirecionamento do programa</text:p>
          </table:table-cell>
          <table:table-cell table:style-name="ce10" office:value-type="string" calcext:value-type="string">
            <text:p>O usuário informa login e senha válidos</text:p>
          </table:table-cell>
          <table:table-cell table:style-name="ce11" office:value-type="string" calcext:value-type="string">
            <text:p>Usuario: admin</text:p>
            <text:p>Senha: 123456*Aa (senha válida)</text:p>
          </table:table-cell>
          <table:table-cell table:style-name="ce12" office:value-type="string" calcext:value-type="string">
            <text:p>Se o login e senha for válido <text:s/>redirecionar acesso para a tela de menu do sistema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7">
          <table:table-cell table:style-name="ce9" office:value-type="float" office:value="8" calcext:value-type="float">
            <text:p>8</text:p>
          </table:table-cell>
          <table:table-cell table:style-name="ce20" office:value-type="string" calcext:value-type="string">
            <text:p>Registrar log de acesso</text:p>
          </table:table-cell>
          <table:table-cell table:style-name="ce10" office:value-type="string" calcext:value-type="string">
            <text:p>O usuário informa login e senha válidos</text:p>
          </table:table-cell>
          <table:table-cell table:style-name="ce11" office:value-type="string" calcext:value-type="string">
            <text:p>Usuario: admin</text:p>
            <text:p>Senha: 123456*Aa (senha válida)</text:p>
          </table:table-cell>
          <table:table-cell table:style-name="ce12" office:value-type="string" calcext:value-type="string">
            <text:p>Verificar se o programa registrou o log de acesso do usuário ao sistema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1_-_Pesquisa_por_produtos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56"/>
        <table:table-column table:style-name="co11" table:default-cell-style-name="ce1"/>
        <table:table-column table:style-name="co6" table:number-columns-repeated="2" table:default-cell-style-name="ce56"/>
        <table:table-column table:style-name="co12" table:default-cell-style-name="ce56"/>
        <table:table-column table:style-name="co13" table:default-cell-style-name="ce56"/>
        <table:table-column table:style-name="co7" table:default-cell-style-name="ce1"/>
        <table:table-column table:style-name="co8" table:number-columns-repeated="1014" table:default-cell-style-name="ce1"/>
        <table:table-row table:style-name="ro11">
          <table:table-cell table:style-name="ce31"/>
          <table:table-cell table:style-name="ce32" office:value-type="string" calcext:value-type="string">
            <text:p>NOME DO SITE DE E-COMMERCE:</text:p>
          </table:table-cell>
          <table:table-cell table:style-name="ce32" office:value-type="string" calcext:value-type="string" table:number-columns-spanned="5" table:number-rows-spanned="1">
            <text:p>Loja CeA  → <text:a xlink:href="https://www.cea.com.br/" xlink:type="simple">https://www.cea.com.br</text:a></text:p>
          </table:table-cell>
          <table:covered-table-cell table:style-name="ce78"/>
          <table:covered-table-cell table:style-name="ce32"/>
          <table:covered-table-cell table:number-columns-repeated="2" table:style-name="ce80"/>
          <table:table-cell table:style-name="ce34" table:number-columns-repeated="2"/>
          <table:table-cell table:style-name="ce31" table:number-columns-repeated="1015"/>
        </table:table-row>
        <table:table-row table:style-name="ro1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1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Pesquisa por produtos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quisito(s) associado(s)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Descrição:</text:p>
          </table:table-cell>
          <table:table-cell table:style-name="ce54" table:number-columns-spanned="5" table:number-rows-spanned="1"/>
          <table:covered-table-cell table:number-columns-repeated="4"/>
          <table:table-cell table:style-name="ce1"/>
          <table:table-cell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Pré-condição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8"/>
          <table:table-cell table:number-columns-repeated="1020"/>
        </table:table-row>
        <table:table-row table:style-name="ro6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7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3">(o que deve ser validado / </text:span></text:p>
            <text:p><text:span text:style-name="T4">por que testar)</text:span></text:p>
          </table:table-cell>
          <table:table-cell table:style-name="ce27" office:value-type="string" calcext:value-type="string">
            <text:p>Ação </text:p>
            <text:p><text:span text:style-name="T4">(passos a reproduzir)</text:span></text:p>
          </table:table-cell>
          <table:table-cell table:style-name="ce27" office:value-type="string" calcext:value-type="string">
            <text:p>Dados de entrada </text:p>
            <text:p><text:span text:style-name="T4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4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2">(marcar com X)</text:span></text:p>
          </table:table-cell>
          <table:table-cell table:style-name="ce36" office:value-type="string" calcext:value-type="string">
            <text:p>Falhou ? <text:span text:style-name="T2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12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Digitar no campo de pesquisa coleção de vestuário novo/ mais perdido.</text:p>
          </table:table-cell>
          <table:table-cell table:style-name="ce10" office:value-type="string" calcext:value-type="string">
            <text:p>Com o campo de pesquisa já digitado pelo usuário.</text:p>
            <text:p>     “Exemplo: jaqueta jeans “</text:p>
          </table:table-cell>
          <table:table-cell table:style-name="ce11" office:value-type="string" calcext:value-type="string">
            <text:p>Verificar se os campos foi preenchidos  e mostrar o resultado da pesquisa.</text:p>
            <text:p/>
          </table:table-cell>
          <table:table-cell table:style-name="ce12" office:value-type="string" calcext:value-type="string">
            <text:p>Listando todos os componentes do vestuário que o usuário informou.</text:p>
          </table:table-cell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2"/>
          <table:table-cell table:number-columns-repeated="1014"/>
        </table:table-row>
        <table:table-row table:style-name="ro13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Descrição do produto, tamanho, quantidade e imagem.</text:p>
          </table:table-cell>
          <table:table-cell table:style-name="ce10" office:value-type="string" calcext:value-type="string">
            <text:p><text:span text:style-name="T5">Com filtro de pesquisa/ filtro de coleção nova, deve conter imagem do vestuário e tento efeito de zoom na peça que foi  informada pelo usuário. Mostrando seu tamanho, quantidade</text:span> e cor disponível. Caso não tenha o tamanho espero do vestuario, mostre a loja parceira que tenha, fazendo apenas uma integração dela.</text:p>
          </table:table-cell>
          <table:table-cell table:style-name="ce11" office:value-type="string" calcext:value-type="string">
            <text:p><text:span text:style-name="T6">Validar a pesquisa do objeto que o usuário informou</text:span>. Verificando no banco de dados a quantidade, e se está disponível o objeto. Caso ao contrario mostre indisponível. </text:p>
          </table:table-cell>
          <table:table-cell table:style-name="ce11" office:value-type="string" calcext:value-type="string">
            <text:p>Listando a quantidade, e se está disponível o vestuário. Mostrando detalhes ainda. Caso esteje indisponível, mostre a loja parceira que tenha o vestuário.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4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Pesquisa de valor da mercadoria</text:p>
          </table:table-cell>
          <table:table-cell table:style-name="ce10" office:value-type="string" calcext:value-type="string">
            <text:p>Com o campo de pesquisa já digitado pelo usuário. <text:s/>Ou até mesmo pelo filtro, deve mostrar o valor em dinheiro, e tendo integração com outros bancos para o pagamento.</text:p>
          </table:table-cell>
          <table:table-cell table:style-name="ce11" office:value-type="string" calcext:value-type="string">
            <text:p>Integrar o BD com outros bancos, e acrescentando parcelamentos a longo prazo. <text:s/>E se for pagamento à vista, mostrar o fechamento do valor inicial que foi dado. Concluindo com um botao de fechar compra</text:p>
          </table:table-cell>
          <table:table-cell table:style-name="ce12" office:value-type="string" calcext:value-type="string">
            <text:p>Mostrar o valor inicial, seu parcelamento e tendo o botão de confirmar.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5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2_-_Carrinho_de_compras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56"/>
        <table:table-column table:style-name="co11" table:default-cell-style-name="ce1"/>
        <table:table-column table:style-name="co6" table:number-columns-repeated="2" table:default-cell-style-name="ce56"/>
        <table:table-column table:style-name="co12" table:default-cell-style-name="ce56"/>
        <table:table-column table:style-name="co13" table:default-cell-style-name="ce56"/>
        <table:table-column table:style-name="co7" table:default-cell-style-name="ce1"/>
        <table:table-column table:style-name="co8" table:number-columns-repeated="1014" table:default-cell-style-name="ce1"/>
        <table:table-row table:style-name="ro11">
          <table:table-cell table:style-name="ce31"/>
          <table:table-cell table:style-name="ce32" office:value-type="string" calcext:value-type="string">
            <text:p>NOME DO SITE DE E-COMMERCE:</text:p>
          </table:table-cell>
          <table:table-cell table:style-name="ce32"/>
          <table:table-cell table:style-name="ce33"/>
          <table:table-cell table:style-name="ce32"/>
          <table:table-cell table:style-name="ce33" table:number-columns-repeated="2"/>
          <table:table-cell table:style-name="ce34" table:number-columns-repeated="2"/>
          <table:table-cell table:style-name="ce31" table:number-columns-repeated="1015"/>
        </table:table-row>
        <table:table-row table:style-name="ro1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2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Carrinho de compras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quisito(s) associado(s)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Descrição:</text:p>
          </table:table-cell>
          <table:table-cell table:style-name="ce54" table:number-columns-spanned="5" table:number-rows-spanned="1"/>
          <table:covered-table-cell table:number-columns-repeated="4"/>
          <table:table-cell table:style-name="ce1"/>
          <table:table-cell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Pré-condição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8"/>
          <table:table-cell table:number-columns-repeated="1020"/>
        </table:table-row>
        <table:table-row table:style-name="ro6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7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3">(o que deve ser validado / </text:span></text:p>
            <text:p><text:span text:style-name="T4">por que testar)</text:span></text:p>
          </table:table-cell>
          <table:table-cell table:style-name="ce27" office:value-type="string" calcext:value-type="string">
            <text:p>Ação </text:p>
            <text:p><text:span text:style-name="T4">(passos a reproduzir)</text:span></text:p>
          </table:table-cell>
          <table:table-cell table:style-name="ce27" office:value-type="string" calcext:value-type="string">
            <text:p>Dados de entrada </text:p>
            <text:p><text:span text:style-name="T4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4">(qual o resultado ou comportamento que o sistema deve fornecer)</text:span></text:p>
          </table:table-cell>
          <table:table-cell table:style-name="ce35" office:value-type="string" calcext:value-type="string">
            <text:p>Data da execução</text:p>
          </table:table-cell>
          <table:table-cell table:style-name="ce36" office:value-type="string" calcext:value-type="string">
            <text:p>Quem executou</text:p>
          </table:table-cell>
          <table:table-cell table:style-name="ce36" office:value-type="string" calcext:value-type="string">
            <text:p>Passou ? <text:span text:style-name="T2">(marcar com X)</text:span></text:p>
          </table:table-cell>
          <table:table-cell table:style-name="ce36" office:value-type="string" calcext:value-type="string">
            <text:p>Falhou ? <text:span text:style-name="T2">(marcar com X)</text:span></text:p>
          </table:table-cell>
          <table:table-cell table:style-name="ce37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15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Verificar no carrinho se <text:s/>o item selecionado está na sacola</text:p>
          </table:table-cell>
          <table:table-cell table:style-name="ce10" office:value-type="string" calcext:value-type="string">
            <text:p>Mostrar a sacola de compras, tendo o item e seu valor, quantidade e tendo forma de pagamento do mesmo, fechando a compra com a nota fiscal</text:p>
          </table:table-cell>
          <table:table-cell table:style-name="ce11" office:value-type="string" calcext:value-type="string">
            <text:p>Verificar no BD se o item está alocado, tendo sua quantidade e valor unitario. E a forma de pagamento para o cliente, aprimorando ainda a nota fiscal com data,hora e local mais facil para retirada do produto.</text:p>
          </table:table-cell>
          <table:table-cell table:style-name="ce12" office:value-type="string" calcext:value-type="string">
            <text:p>Item escolhido da compra que o usuario informou, com ordem dinamica e seus valores respectivos, e fechando as compras com forma de pagamento.</text:p>
          </table:table-cell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20"/>
          <table:table-cell table:style-name="ce10"/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5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aquel</meta:initial-creator>
    <meta:creation-date>2014-06-18T01:32:03Z</meta:creation-date>
    <dc:date>2019-09-24T17:29:08.790591168</dc:date>
    <meta:editing-duration>PT20M34S</meta:editing-duration>
    <meta:editing-cycles>5</meta:editing-cycles>
    <meta:document-statistic meta:table-count="3" meta:cell-count="162" meta:object-count="0"/>
  </office:meta>
</office:document-meta>
</file>